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□">
        <style:list-level-properties text:min-label-width="0.6cm"/>
        <style:text-properties fo:font-family="'Segoe UI'" style:font-style-name="Normale" style:use-window-font-color="true" fo:font-size="145%"/>
      </text:list-level-style-bullet>
      <text:list-level-style-bullet text:level="2" text:bullet-char="□">
        <style:list-level-properties text:space-before="0.6cm" text:min-label-width="0.6cm"/>
        <style:text-properties fo:font-family="'Segoe UI'" style:font-style-name="Normale" style:use-window-font-color="true" fo:font-size="145%"/>
      </text:list-level-style-bullet>
      <text:list-level-style-bullet text:level="3" text:bullet-char="□">
        <style:list-level-properties text:space-before="1.2cm" text:min-label-width="0.6cm"/>
        <style:text-properties fo:font-family="'Segoe UI'" style:font-style-name="Normale" style:use-window-font-color="true" fo:font-size="145%"/>
      </text:list-level-style-bullet>
      <text:list-level-style-bullet text:level="4" text:bullet-char="□">
        <style:list-level-properties text:space-before="1.8cm" text:min-label-width="0.6cm"/>
        <style:text-properties fo:font-family="'Segoe UI'" style:font-style-name="Normale" style:use-window-font-color="true" fo:font-size="145%"/>
      </text:list-level-style-bullet>
      <text:list-level-style-bullet text:level="5" text:bullet-char="□">
        <style:list-level-properties text:space-before="2.4cm" text:min-label-width="0.6cm"/>
        <style:text-properties fo:font-family="'Segoe UI'" style:font-style-name="Normale" style:use-window-font-color="true" fo:font-size="145%"/>
      </text:list-level-style-bullet>
      <text:list-level-style-bullet text:level="6" text:bullet-char="□">
        <style:list-level-properties text:space-before="3cm" text:min-label-width="0.6cm"/>
        <style:text-properties fo:font-family="'Segoe UI'" style:font-style-name="Normale" style:use-window-font-color="true" fo:font-size="145%"/>
      </text:list-level-style-bullet>
      <text:list-level-style-bullet text:level="7" text:bullet-char="□">
        <style:list-level-properties text:space-before="3.6cm" text:min-label-width="0.6cm"/>
        <style:text-properties fo:font-family="'Segoe UI'" style:font-style-name="Normale" style:use-window-font-color="true" fo:font-size="145%"/>
      </text:list-level-style-bullet>
      <text:list-level-style-bullet text:level="8" text:bullet-char="□">
        <style:list-level-properties text:space-before="4.2cm" text:min-label-width="0.6cm"/>
        <style:text-properties fo:font-family="'Segoe UI'" style:font-style-name="Normale" style:use-window-font-color="true" fo:font-size="145%"/>
      </text:list-level-style-bullet>
      <text:list-level-style-bullet text:level="9" text:bullet-char="□">
        <style:list-level-properties text:space-before="4.8cm" text:min-label-width="0.6cm"/>
        <style:text-properties fo:font-family="'Segoe UI'" style:font-style-name="Normale" style:use-window-font-color="true" fo:font-size="145%"/>
      </text:list-level-style-bullet>
      <text:list-level-style-bullet text:level="10" text:bullet-char="□">
        <style:list-level-properties text:space-before="5.4cm" text:min-label-width="0.6cm"/>
        <style:text-properties fo:font-family="'Segoe UI'" style:font-style-name="Normale" style:use-window-font-color="true" fo:font-size="145%"/>
      </text:list-level-style-bullet>
    </text:list-style>
    <text:list-style style:name="L3">
      <text:list-level-style-bullet text:level="1" text:bullet-char="□">
        <style:list-level-properties text:min-label-width="0.6cm"/>
        <style:text-properties fo:font-family="'Segoe UI'" style:font-style-name="Normale" style:use-window-font-color="true" fo:font-size="100%"/>
      </text:list-level-style-bullet>
      <text:list-level-style-bullet text:level="2" text:bullet-char="□">
        <style:list-level-properties text:space-before="0.6cm" text:min-label-width="0.6cm"/>
        <style:text-properties fo:font-family="'Segoe UI'" style:font-style-name="Normale" style:use-window-font-color="true" fo:font-size="100%"/>
      </text:list-level-style-bullet>
      <text:list-level-style-bullet text:level="3" text:bullet-char="□">
        <style:list-level-properties text:space-before="1.2cm" text:min-label-width="0.6cm"/>
        <style:text-properties fo:font-family="'Segoe UI'" style:font-style-name="Normale" style:use-window-font-color="true" fo:font-size="100%"/>
      </text:list-level-style-bullet>
      <text:list-level-style-bullet text:level="4" text:bullet-char="□">
        <style:list-level-properties text:space-before="1.8cm" text:min-label-width="0.6cm"/>
        <style:text-properties fo:font-family="'Segoe UI'" style:font-style-name="Normale" style:use-window-font-color="true" fo:font-size="100%"/>
      </text:list-level-style-bullet>
      <text:list-level-style-bullet text:level="5" text:bullet-char="□">
        <style:list-level-properties text:space-before="2.4cm" text:min-label-width="0.6cm"/>
        <style:text-properties fo:font-family="'Segoe UI'" style:font-style-name="Normale" style:use-window-font-color="true" fo:font-size="100%"/>
      </text:list-level-style-bullet>
      <text:list-level-style-bullet text:level="6" text:bullet-char="□">
        <style:list-level-properties text:space-before="3cm" text:min-label-width="0.6cm"/>
        <style:text-properties fo:font-family="'Segoe UI'" style:font-style-name="Normale" style:use-window-font-color="true" fo:font-size="100%"/>
      </text:list-level-style-bullet>
      <text:list-level-style-bullet text:level="7" text:bullet-char="□">
        <style:list-level-properties text:space-before="3.6cm" text:min-label-width="0.6cm"/>
        <style:text-properties fo:font-family="'Segoe UI'" style:font-style-name="Normale" style:use-window-font-color="true" fo:font-size="100%"/>
      </text:list-level-style-bullet>
      <text:list-level-style-bullet text:level="8" text:bullet-char="□">
        <style:list-level-properties text:space-before="4.2cm" text:min-label-width="0.6cm"/>
        <style:text-properties fo:font-family="'Segoe UI'" style:font-style-name="Normale" style:use-window-font-color="true" fo:font-size="100%"/>
      </text:list-level-style-bullet>
      <text:list-level-style-bullet text:level="9" text:bullet-char="□">
        <style:list-level-properties text:space-before="4.8cm" text:min-label-width="0.6cm"/>
        <style:text-properties fo:font-family="'Segoe UI'" style:font-style-name="Normale" style:use-window-font-color="true" fo:font-size="100%"/>
      </text:list-level-style-bullet>
      <text:list-level-style-bullet text:level="10" text:bullet-char="□">
        <style:list-level-properties text:space-before="5.4cm" text:min-label-width="0.6cm"/>
        <style:text-properties fo:font-family="'Segoe UI'" style:font-style-name="Normale" style:use-window-font-color="true" fo:font-size="100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19cm" svg:height="9.4cm" svg:x="1cm" svg:y="1.2cm">
          <text:p/>
        </draw:rect>
        <draw:custom-shape draw:style-name="gr2" draw:text-style-name="P2" draw:layer="layout" svg:width="8.4cm" svg:height="6.6cm" svg:x="1.3cm" svg:y="2.4cm">
          <text:p text:style-name="P1"><text:span text:style-name="T1">Organizzarore</text:span></text:p>
          <text:p text:style-name="P1"><text:span text:style-name="T1">Per il momento lo gestiamo</text:span></text:p>
          <text:p text:style-name="P1"><text:span text:style-name="T1">Come se fosse un elenco </text:span></text:p>
          <text:p text:style-name="P1"><text:span text:style-name="T1">puntato,</text:span></text:p>
          <text:p text:style-name="P1"><text:span text:style-name="T1">In futuro tempo permettendo</text:span></text:p>
          <text:p text:style-name="P1"><text:span text:style-name="T1">Dovra essere autorilevato</text:span></text:p>
          <text:p text:style-name="P1"><text:span text:style-name="T1">Dal log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7cm" svg:height="6.6cm" svg:x="10.8cm" svg:y="2.3cm">
          <text:p text:style-name="P1">Lista feste attive(organizzaore)</text:p>
          <text:list text:style-name="L2">
            <text:list-item>
              <text:p text:style-name="P3">Compleanno Mario</text:p>
            </text:list-item>
            <text:list-item>
              <text:p text:style-name="P3">Saturday night</text:p>
            </text:list-item>
            <text:list-item>
              <text:p text:style-name="P3">Sundey sunset party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6cm" svg:height="12.1cm" svg:x="1.935cm" svg:y="10.829cm">
          <text:p text:style-name="P1">Elenco dei partecipanti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8.3cm" svg:x="2.7cm" svg:y="12.3cm">
          <text:p text:style-name="P1">Elenco persone da invitare</text:p>
          <text:list text:style-name="L3">
            <text:list-item>
              <text:p text:style-name="P3">Mario</text:p>
            </text:list-item>
            <text:list-item>
              <text:p text:style-name="P3">Valentino</text:p>
            </text:list-item>
            <text:list-item>
              <text:p text:style-name="P3">Alberto</text:p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8.3cm" svg:x="11.4cm" svg:y="12.2cm">
          <text:p text:style-name="P1">Elenco persone gia invitate</text:p>
          <text:list text:style-name="L3">
            <text:list-item>
              <text:p text:style-name="P3">Carlo</text:p>
            </text:list-item>
            <text:list-item>
              <text:p text:style-name="P3">Simone</text:p>
            </text:list-item>
            <text:list-item>
              <text:p text:style-name="P3">Francesco</text:p>
            </text:list-item>
            <text:list-item>
              <text:p text:style-name="P3">Fabio</text:p>
            </text:list-item>
            <text:list-item>
              <text:p text:style-name="P3">Antonio</text:p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5.9cm" svg:x="1cm" svg:y="22.8cm">
          <text:p text:style-name="P1">Io creero' delle classi ModelForm filtro che restituiranno esattamente</text:p>
          <text:p text:style-name="P1">Quello che ci serve per creare una pagina di questo tipo. </text:p>
          <text:p text:style-name="P1">Questo e' la bozza, lascio a te definire i detagli.</text:p>
          <text:p text:style-name="P1">Con la pagina generica il riempimento delle partecipazioni</text:p>
          <text:p text:style-name="P1">E' molto brutto, e questa pagina potra' essere reciclato anche per </text:p>
          <text:p text:style-name="P1">L'inventario gestito attraverso 2 link(simil bottoni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0.8cm" svg:x="3.7cm" svg:y="9.3cm">
          <text:p text:style-name="P1">Partecipazi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7cm" svg:height="1cm" svg:x="11.4cm" svg:y="9.3cm">
          <text:p text:style-name="P1">Invent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8T22:09:23.58</meta:creation-date>
    <dc:date>2013-06-08T23:00:18.04</dc:date>
    <meta:editing-duration>PT3M28S</meta:editing-duration>
    <meta:editing-cycles>2</meta:editing-cycles>
    <meta:generator>OpenOffice.org/3.4.1$Win32 OpenOffice.org_project/341m1$Build-9593</meta:generator>
    <meta:document-statistic meta:object-count="9"/>
  </office:meta>
</office:document-meta>
</file>